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paragraph-properties fo:text-align="center" style:justify-single-word="false" fo:orphans="2" fo:widows="2"/>
      <style:text-properties officeooo:paragraph-rsid="000dab9c"/>
    </style:style>
    <style:style style:name="P2"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21pt" style:font-name-asian="Times New Roman" style:font-size-asian="21pt" style:language-asian="fr" style:country-asian="FR" style:font-name-complex="Courier New2" style:font-size-complex="21pt"/>
    </style:style>
    <style:style style:name="P3" style:family="paragraph" style:parent-style-name="Heading_20_1">
      <style:paragraph-properties fo:text-align="center" style:justify-single-word="false"/>
    </style:style>
    <style:style style:name="P4"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List_20_Paragraph" style:list-style-name="WWNum3">
      <loext:graphic-properties draw:fill="solid" draw:fill-color="#f8f9fa"/>
      <style:paragraph-properties fo:margin-left="0.4917in" fo:margin-right="0in" fo:margin-top="0in" fo:margin-bottom="0in" style:contextual-spacing="true" style:line-height-at-least="0.3752in" fo:text-indent="-0.25in" style:auto-text-indent="false"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List_20_Paragraph" style:list-style-name="WWNum1">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List_20_Paragraph" style:list-style-name="WWNum2">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173f4"/>
    </style:style>
    <style:style style:name="P9" style:family="paragraph" style:parent-style-name="List_20_Paragraph" style:list-style-name="WWNum3">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fo:background-color="transparent" style:font-name-asian="Times New Roman" style:font-size-asian="12pt" style:language-asian="fr" style:country-asian="FR" style:font-name-complex="Courier New2" style:font-size-complex="12pt"/>
    </style:style>
    <style:style style:name="P10" style:family="paragraph" style:parent-style-name="List_20_Paragraph">
      <loext:graphic-properties draw:fill="solid" draw:fill-color="#f8f9fa"/>
      <style:paragraph-properties fo:margin-top="0in" fo:margin-bottom="0in" style:contextual-spacing="true" style:line-height-at-least="0.3752in" fo:background-color="#f8f9f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02124" loext:opacity="100%" style:font-name="inherit" fo:font-size="12pt" style:font-name-asian="Times New Roman" style:font-size-asian="12pt" style:language-asian="fr" style:country-asian="FR" style:font-name-complex="Courier New2" style:font-size-complex="12pt"/>
    </style:style>
    <style:style style:name="T1" style:family="text">
      <style:text-properties fo:color="#000000" loext:opacity="100%" style:font-name="Libre Baskerville" fo:font-size="12pt" fo:font-style="italic" style:font-name-asian="Libre Baskerville" style:font-size-asian="12pt" style:language-asian="fr" style:country-asian="FR" style:font-style-asian="italic" style:font-name-complex="Libre Baskerville" style:font-size-complex="12pt"/>
    </style:style>
    <style:style style:name="T2" style:family="text">
      <style:text-properties fo:color="#202124" loext:opacity="100%" style:font-name="inherit" fo:font-size="12pt" style:font-name-asian="Times New Roman" style:font-size-asian="12pt" style:language-asian="fr" style:country-asian="FR" style:font-name-complex="Courier New2" style:font-size-complex="12pt"/>
    </style:style>
    <style:style style:name="T3" style:family="text">
      <style:text-properties fo:color="#202124" loext:opacity="100%" style:font-name="inherit" fo:font-size="12pt" officeooo:rsid="001123fc" style:font-name-asian="Times New Roman" style:font-size-asian="12pt" style:language-asian="fr" style:country-asian="FR" style:font-name-complex="Courier New2" style:font-size-complex="12pt"/>
    </style:style>
    <style:style style:name="T4" style:family="text">
      <style:text-properties fo:color="#202124" loext:opacity="100%" style:font-name="inherit" fo:font-size="12pt" officeooo:rsid="001173f4" style:font-name-asian="Times New Roman" style:font-size-asian="12pt" style:language-asian="fr" style:country-asian="FR" style:font-name-complex="Courier New2" style:font-size-complex="12pt"/>
    </style:style>
    <style:style style:name="T5" style:family="text">
      <style:text-properties fo:color="#202124" loext:opacity="100%" style:font-name="inherit" fo:font-size="12pt" fo:background-color="transparent" loext:char-shading-value="0" style:font-name-asian="Times New Roman" style:font-size-asian="12pt" style:language-asian="fr" style:country-asian="FR" style:font-name-complex="Courier New2" style:font-size-complex="12pt"/>
    </style:style>
    <style:style style:name="T6" style:family="text">
      <style:text-properties fo:color="#202124" loext:opacity="100%" style:font-name="Arial" fo:font-size="12pt" fo:background-color="#f8f9fa" loext:char-shading-value="0" style:font-size-asian="12pt" style:font-name-complex="Arial1" style:font-size-complex="12pt"/>
    </style:style>
    <style:style style:name="T7" style:family="text">
      <style:text-properties style:font-name-asian="Times New Roman"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7">Variante « Hundred »</text:span><text:span text:style-name="T7"/></text:h>
      <text:p text:style-name="P1"><text:span text:style-name="Police_20_par_20_défaut"><text:span text:style-name="T1">Un résumé succinct</text:span></text:span></text:p>
      <text:p text:style-name="P2"/>
      <text:list xml:id="list2525345881" text:style-name="WWNum3">
        <text:list-item>
          <text:p text:style-name="P4"><text:span text:style-name="T2">Particularités de la carte : </text:span><text:span text:style-name="T2"/></text:p>
        </text:list-item>
      </text:list>
      <text:list text:style-name="WWNum1">
        <text:list-item>
          <text:p text:style-name="P6"><text:span text:style-name="T2">Northumbria a 2 côtes, Ouest et Est. </text:span><text:span text:style-name="T2"/></text:p>
        </text:list-item>
        <text:list-item>
          <text:p text:style-name="P6"><text:span text:style-name="T2">L'Aragon a 2 côtes, Nord et Sud. </text:span><text:span text:style-name="T2"/></text:p>
        </text:list-item>
        <text:list-item>
          <text:p text:style-name="P6"><text:span text:style-name="T2">La Castille n'est pas divisée en côtes, de sorte que toute flotte entrant en Castille depuis la Biscaye peut ensuite se diriger vers la Méditerranée et vice versa</text:span><text:span text:style-name="T6">.</text:span><text:span text:style-name="T2"/></text:p>
        </text:list-item>
        <text:list-item>
          <text:p text:style-name="P6"><text:span text:style-name="T2">Les unités (armées et flottes) peuvent se déplacer ou apporter leur soutien de Londres à Calais ou vice versa indépendamment de la présence d'une flotte dans le détroit de Douvres.</text:span><text:span text:style-name="T2"/></text:p>
        </text:list-item>
      </text:list>
      <text:list xml:id="list231620410833277" text:continue-list="list2525345881" text:style-name="WWNum3">
        <text:list-item>
          <text:p text:style-name="P4"><text:span text:style-name="T2">La partie commence en 1425. </text:span><text:span text:style-name="T5">Chaque tour représente 5 années "en temps réel". </text:span><text:span text:style-name="T2"/></text:p>
        </text:list-item>
        <text:list-item>
          <text:p text:style-name="P4"><text:span text:style-name="T2">Il y a 17 centres de ravitaillement sur le plateau. Le gagnant est la puissance qui détient 9 centres de ravitaillement ou plus pendant une phase d'ajustement.</text:span><text:span text:style-name="T2"/></text:p>
        </text:list-item>
        <text:list-item>
          <text:p text:style-name="P4"><text:span text:style-name="T2">Il y a trois puissances dont les unités de départ sont les suivantes :</text:span><text:span text:style-name="T2"/></text:p>
        </text:list-item>
      </text:list>
      <text:list text:style-name="WWNum2">
        <text:list-item>
          <text:p text:style-name="P7"><text:span text:style-name="T2">ANGLETERRE - Armée Calais, Armée Guyenne, Armée Normandie, Flotte Londres, Flotte </text:span><text:span text:style-name="T3">Manche</text:span><text:span text:style-name="T4"> (« English channel ») (hors centre)</text:span><text:span text:style-name="T2"/></text:p>
        </text:list-item>
        <text:list-item>
          <text:p text:style-name="P7"><text:span text:style-name="T2">FRANCE - Armée Dauphine, Armée Orléanaise, Armée Paris, Armée Toulouse, Armée </text:span><text:span text:style-name="T4">Provence (hors centre)</text:span><text:span text:style-name="T2"/></text:p>
        </text:list-item>
        <text:list-item>
          <text:p text:style-name="P8"><text:span text:style-name="T2">BOURGOGNE – Armée Dijon, Armée Luxembourg, Armée Flandre, Flotte Hollande</text:span><text:span text:style-name="T2"/></text:p>
        </text:list-item>
      </text:list>
      <text:list xml:id="list231620303022410" text:continue-list="list231620410833277" text:style-name="WWNum3">
        <text:list-item>
          <text:p text:style-name="P4"><text:soft-page-break/><text:span text:style-name="T2">Pour représenter la dépendance vis-à-vis des unités de mercenaires sous-payées :</text:span><text:span text:style-name="T2"/></text:p>
          <text:list>
            <text:list-item>
              <text:p text:style-name="P5"><text:span text:style-name="T2">La France commence la partie avec plus d'unités qu'elle ne peut se permettre. Ainsi, l'armée en Provence est considérée comme une unité de mercenaires, et comme la Provence ne commence pas dans un centre de ravitaillement, la France doit capturer au moins un centre pour conserver ses 5 unités. Si elle ne parvient pas à le faire, elle sera forcée de retirer une unité, cependant, il n'est pas nécessaire que ce soit l'unité qui a réellement commencé en Provence. </text:span><text:span text:style-name="T2"/></text:p>
            </text:list-item>
            <text:list-item>
              <text:p text:style-name="P5"><text:span text:style-name="T2">Hormis cet aspect, l'unité en Provence est identique à toutes les autres unités françaises. </text:span><text:span text:style-name="T2"/></text:p>
            </text:list-item>
            <text:list-item>
              <text:p text:style-name="P5"><text:span text:style-name="T2">La Provence n'est PAS un centre de ravitaillement et aucune unité ne peut y être cons</text:span><text:bookmark text:name="_GoBack"/><text:span text:style-name="T2">truite.</text:span><text:span text:style-name="T2"/></text:p>
            </text:list-item>
          </text:list>
        </text:list-item>
        <text:list-item>
          <text:p text:style-name="P9">Une puissance peut construire dans n'importe quel centre de ravitaillement vacant qu'elle possède pendant une phase d'ajustement : il n'y a pas de "centres d'origine" permanents. Par exemple, la France peut construire à Londres si elle est vacante, et la France en est propriétaire et est éligible pour une construction.</text:p>
        </text:list-item>
      </text:list>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re Baskerville" svg:font-family="'Libre Baskerville'"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TML_20_Preformatted" style:display-name="HTML Preformatted" style:family="paragraph" style:parent-style-name="Standard" loext:linked-style-name="Préformaté_20_HTML_20_C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Titre_20_1_20_Car" style:display-name="Titre 1 C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Police_20_par_20_défaut" style:display-name="Police par défau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417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emie LEFRANCOIS - Contractor</meta:initial-creator>
    <meta:editing-cycles>21</meta:editing-cycles>
    <meta:creation-date>2023-08-21T13:19:00</meta:creation-date>
    <dc:date>2023-09-04T23:16:18.774325725</dc:date>
    <meta:editing-duration>PT23M33S</meta:editing-duration>
    <meta:generator>LibreOffice/7.4.7.2$Linux_X86_64 LibreOffice_project/40$Build-2</meta:generator>
    <meta:document-statistic meta:table-count="0" meta:image-count="0" meta:object-count="0" meta:page-count="2" meta:paragraph-count="18" meta:word-count="365" meta:character-count="2156" meta:non-whitespace-character-count="1818"/>
    <meta:user-defined meta:name="AppVersion">16.0000</meta:user-defined>
    <meta:user-defined meta:name="Company">Thales</meta:user-defined>
    <meta:user-defined meta:name="MSIP_Label_4265dfd4-2f28-40ac-a130-d2bbe8ae537d_ActionId">ae482efe-8a89-4f47-ba2c-035af5143e90</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8-21T13:39:40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